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925in" table:align="margins" style:may-break-between-rows="false" style:writing-mode="lr-tb"/>
    </style:style>
    <style:style style:name="Table4.A" style:family="table-column">
      <style:table-column-properties style:column-width="1.4861in" style:rel-column-width="14065*"/>
    </style:style>
    <style:style style:name="Table4.B" style:family="table-column">
      <style:table-column-properties style:column-width="0.5778in" style:rel-column-width="5468*"/>
    </style:style>
    <style:style style:name="Table4.C" style:family="table-column">
      <style:table-column-properties style:column-width="0.8667in" style:rel-column-width="8202*"/>
    </style:style>
    <style:style style:name="Table4.D" style:family="table-column">
      <style:table-column-properties style:column-width="1.2799in" style:rel-column-width="12113*"/>
    </style:style>
    <style:style style:name="Table4.E" style:family="table-column">
      <style:table-column-properties style:column-width="1.2938in" style:rel-column-width="12244*"/>
    </style:style>
    <style:style style:name="Table4.F" style:family="table-column">
      <style:table-column-properties style:column-width="1.4208in" style:rel-column-width="1344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 style:may-break-between-rows="false" style:writing-mode="lr-tb"/>
    </style:style>
    <style:style style:name="Table5.A" style:family="table-column">
      <style:table-column-properties style:column-width="1.4861in" style:rel-column-width="14065*"/>
    </style:style>
    <style:style style:name="Table5.B" style:family="table-column">
      <style:table-column-properties style:column-width="0.5778in" style:rel-column-width="5468*"/>
    </style:style>
    <style:style style:name="Table5.C" style:family="table-column">
      <style:table-column-properties style:column-width="0.8667in" style:rel-column-width="8202*"/>
    </style:style>
    <style:style style:name="Table5.D" style:family="table-column">
      <style:table-column-properties style:column-width="1.2799in" style:rel-column-width="12113*"/>
    </style:style>
    <style:style style:name="Table5.E" style:family="table-column">
      <style:table-column-properties style:column-width="1.2938in" style:rel-column-width="12244*"/>
    </style:style>
    <style:style style:name="Table5.F" style:family="table-column">
      <style:table-column-properties style:column-width="1.4208in"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 style:may-break-between-rows="false" style:writing-mode="lr-tb"/>
    </style:style>
    <style:style style:name="Table6.A" style:family="table-column">
      <style:table-column-properties style:column-width="1.4861in" style:rel-column-width="14065*"/>
    </style:style>
    <style:style style:name="Table6.B" style:family="table-column">
      <style:table-column-properties style:column-width="0.5778in" style:rel-column-width="5468*"/>
    </style:style>
    <style:style style:name="Table6.C" style:family="table-column">
      <style:table-column-properties style:column-width="0.8667in" style:rel-column-width="8202*"/>
    </style:style>
    <style:style style:name="Table6.D" style:family="table-column">
      <style:table-column-properties style:column-width="1.2799in" style:rel-column-width="12113*"/>
    </style:style>
    <style:style style:name="Table6.E" style:family="table-column">
      <style:table-column-properties style:column-width="1.2938in" style:rel-column-width="12244*"/>
    </style:style>
    <style:style style:name="Table6.F" style:family="table-column">
      <style:table-column-properties style:column-width="1.4208in"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 style:may-break-between-rows="false" style:writing-mode="lr-tb"/>
    </style:style>
    <style:style style:name="Table7.A" style:family="table-column">
      <style:table-column-properties style:column-width="1.4861in" style:rel-column-width="14065*"/>
    </style:style>
    <style:style style:name="Table7.B" style:family="table-column">
      <style:table-column-properties style:column-width="0.5778in" style:rel-column-width="5468*"/>
    </style:style>
    <style:style style:name="Table7.C" style:family="table-column">
      <style:table-column-properties style:column-width="0.8667in" style:rel-column-width="8202*"/>
    </style:style>
    <style:style style:name="Table7.D" style:family="table-column">
      <style:table-column-properties style:column-width="1.2799in" style:rel-column-width="12113*"/>
    </style:style>
    <style:style style:name="Table7.E" style:family="table-column">
      <style:table-column-properties style:column-width="1.2938in" style:rel-column-width="12244*"/>
    </style:style>
    <style:style style:name="Table7.F" style:family="table-column">
      <style:table-column-properties style:column-width="1.4208in"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 style:may-break-between-rows="false" style:writing-mode="lr-tb"/>
    </style:style>
    <style:style style:name="Table8.A" style:family="table-column">
      <style:table-column-properties style:column-width="1.4861in" style:rel-column-width="14065*"/>
    </style:style>
    <style:style style:name="Table8.B" style:family="table-column">
      <style:table-column-properties style:column-width="0.5778in" style:rel-column-width="5468*"/>
    </style:style>
    <style:style style:name="Table8.C" style:family="table-column">
      <style:table-column-properties style:column-width="0.8667in" style:rel-column-width="8202*"/>
    </style:style>
    <style:style style:name="Table8.D" style:family="table-column">
      <style:table-column-properties style:column-width="1.2799in" style:rel-column-width="12113*"/>
    </style:style>
    <style:style style:name="Table8.E" style:family="table-column">
      <style:table-column-properties style:column-width="1.2938in" style:rel-column-width="12244*"/>
    </style:style>
    <style:style style:name="Table8.F" style:family="table-column">
      <style:table-column-properties style:column-width="1.4208in"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1.4861in" style:rel-column-width="14065*"/>
    </style:style>
    <style:style style:name="Table2.B" style:family="table-column">
      <style:table-column-properties style:column-width="0.5778in" style:rel-column-width="5468*"/>
    </style:style>
    <style:style style:name="Table2.C" style:family="table-column">
      <style:table-column-properties style:column-width="0.8667in" style:rel-column-width="8202*"/>
    </style:style>
    <style:style style:name="Table2.D" style:family="table-column">
      <style:table-column-properties style:column-width="1.2799in" style:rel-column-width="12113*"/>
    </style:style>
    <style:style style:name="Table2.E" style:family="table-column">
      <style:table-column-properties style:column-width="1.2938in" style:rel-column-width="12244*"/>
    </style:style>
    <style:style style:name="Table2.F" style:family="table-column">
      <style:table-column-properties style:column-width="1.4208in" style:rel-column-width="1344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style:may-break-between-rows="false" style:writing-mode="lr-tb"/>
    </style:style>
    <style:style style:name="Table3.A" style:family="table-column">
      <style:table-column-properties style:column-width="1.4861in" style:rel-column-width="14065*"/>
    </style:style>
    <style:style style:name="Table3.B" style:family="table-column">
      <style:table-column-properties style:column-width="0.5778in" style:rel-column-width="5468*"/>
    </style:style>
    <style:style style:name="Table3.C" style:family="table-column">
      <style:table-column-properties style:column-width="0.8667in" style:rel-column-width="8202*"/>
    </style:style>
    <style:style style:name="Table3.D" style:family="table-column">
      <style:table-column-properties style:column-width="1.2799in" style:rel-column-width="12113*"/>
    </style:style>
    <style:style style:name="Table3.E" style:family="table-column">
      <style:table-column-properties style:column-width="1.2938in" style:rel-column-width="12244*"/>
    </style:style>
    <style:style style:name="Table3.F" style:family="table-column">
      <style:table-column-properties style:column-width="1.4208in" style:rel-column-width="1344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Table_20_Contents" style:list-style-name="L3"/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text-position="super 58%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450729344" text:id="ct450729344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450780784" text:id="ct450780784">
          <text:insertion>
            <office:change-info>
              <dc:creator>Unknown Author</dc:creator>
              <dc:date>2013-01-25T09:04:00</dc:date>
            </office:change-info>
          </text:insertion>
        </text:changed-region>
        <text:changed-region xml:id="ct458468128" text:id="ct458468128">
          <text:insertion>
            <office:change-info>
              <dc:creator>Unknown Author</dc:creator>
              <dc:date>2013-01-25T09:05:00</dc:date>
            </office:change-info>
          </text:insertion>
        </text:changed-region>
        <text:changed-region xml:id="ct512003760" text:id="ct512003760">
          <text:insertion>
            <office:change-info>
              <dc:creator>Unknown Author</dc:creator>
              <dc:date>2013-01-25T09:02:00</dc:date>
            </office:change-info>
          </text:insertion>
        </text:changed-region>
        <text:changed-region xml:id="ct53620304" text:id="ct53620304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76695872" text:id="ct76695872">
          <text:deletion>
            <office:change-info>
              <dc:creator>Unknown Author</dc:creator>
              <dc:date>2013-01-25T09:02:00</dc:date>
            </office:change-info>
            <text:p text:style-name="Standard">The “CAN format” column specifies the format of CAN frames when communicating in CAN format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Introduction (Informative)</text:h>
      <text:p text:style-name="Standard">This specification describes the protocol for transporting OpenLCB datagrams via CAN segments.</text:p>
      <text:h text:style-name="Heading_20_1" text:outline-level="1">Intended Use (Informative)</text:h>
      <text:p text:style-name="Standard">The datagram transport protocol is intended to efficiently transfer small amounts (0-72 bytes) of data reliably between two OpenLCB nodes. <text:s/>It allows for management of overlapping independent transmissions.</text:p>
      <text:p text:style-name="Standard">The datagram transport protocol relies on the underlying OpenLCB message transport protocol for reliable sequenced communications.<text:change-start text:change-id="ct450729344"/></text:p>
      <text:p text:style-name="Standard">This document describes the required message formats for datagram transport. §4 gives an overview of th<text:change-end text:change-id="ct450729344"/><text:change-start text:change-id="ct450780784"/>e message types with an abstract numeric description intended as a normative guide to the construction of concrete message types over specific physical transport media. §§7–ff. describe in concrete detail the implementation of the datagram transport message formats for the <text:change-end text:change-id="ct450780784"/><text:change-start text:change-id="ct458468128"/>specific physical transport media that have been adopted as normative standards.<text:change-end text:change-id="ct458468128"/></text:p>
      <text:h text:style-name="Heading_20_1" text:outline-level="1">References and Context (Normative)</text:h>
      <text:p text:style-name="Standard">This specification is in the context of the following OpenLCB-CAN Specifications:</text:p>
      <text:p text:style-name="Standard">The OpenLCB Frame Transport Standard, which specifies the use and format of CAN frames for OpenLCB communications.</text:p>
      <text:p text:style-name="Standard">The OpenLCB Message Network Standard, which specifies the OpenLCB message transport mechanism.</text:p>
      <text:h text:style-name="Heading_20_1" text:outline-level="1">Message Formats (Normative)</text:h>
      <text:p text:style-name="Standard">In the following, the “Common MTI” column specifies the the MTI value to be used when communicating in OpenLCB common format. <text:change-start text:change-id="ct512003760"/>The Common MTI is an abstract numeric description intended as a normative guide to the construction of concrete message formats over specific <text:change-end text:change-id="ct512003760"/><text:change-start text:change-id="ct53620304"/>physical transport media.<text:change-end text:change-id="ct53620304"/> <text:change text:change-id="ct76695872"/><text:s text:c="2"/></text:p>
      <text:h text:style-name="Heading_20_2" text:outline-level="2"><text:soft-page-break/>Datagram Conten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Name</text:p>
          </table:table-cell>
          <table:table-cell table:style-name="Table4.A1" office:value-type="string">
            <text:p text:style-name="P9">Dest ID</text:p>
          </table:table-cell>
          <table:table-cell table:style-name="Table4.A1" office:value-type="string">
            <text:p text:style-name="P9">Event ID</text:p>
          </table:table-cell>
          <table:table-cell table:style-name="Table4.A1" office:value-type="string">
            <text:p text:style-name="P9">Common</text:p>
            <text:p text:style-name="P9">MTI</text:p>
          </table:table-cell>
          <table:table-cell table:style-name="Table4.A1" office:value-type="string">
            <text:p text:style-name="P9">CAN format</text:p>
          </table:table-cell>
          <table:table-cell table:style-name="Table4.F1" office:value-type="string">
            <text:p text:style-name="P9">Data Content</text:p>
          </table:table-cell>
        </table:table-row>
        <table:table-row>
          <table:table-cell table:style-name="Table4.A2" office:value-type="string">
            <text:p text:style-name="Table_20_Contents">Datagram Content</text:p>
          </table:table-cell>
          <table:table-cell table:style-name="Table4.A2" office:value-type="string">
            <text:p text:style-name="P10">Y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0x1C48</text:p>
          </table:table-cell>
          <table:table-cell table:style-name="Table4.A2" office:value-type="string">
            <text:p text:style-name="P10">N/A</text:p>
          </table:table-cell>
          <table:table-cell table:style-name="Table4.F2" office:value-type="string">
            <text:p text:style-name="P10">0-72 bytes</text:p>
          </table:table-cell>
        </table:table-row>
      </table:table>
      <text:p text:style-name="Standard"/>
      <text:h text:style-name="Heading_20_3" text:outline-level="3">CAN-Datagram Content Single Fram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9">Name</text:p>
          </table:table-cell>
          <table:table-cell table:style-name="Table5.A1" office:value-type="string">
            <text:p text:style-name="P9">Dest ID</text:p>
          </table:table-cell>
          <table:table-cell table:style-name="Table5.A1" office:value-type="string">
            <text:p text:style-name="P9">Event ID</text:p>
          </table:table-cell>
          <table:table-cell table:style-name="Table5.A1" office:value-type="string">
            <text:p text:style-name="P9">Common</text:p>
            <text:p text:style-name="P9">MTI</text:p>
          </table:table-cell>
          <table:table-cell table:style-name="Table5.A1" office:value-type="string">
            <text:p text:style-name="P9">CAN format</text:p>
          </table:table-cell>
          <table:table-cell table:style-name="Table5.F1" office:value-type="string">
            <text:p text:style-name="P9">Data Content</text:p>
          </table:table-cell>
        </table:table-row>
        <table:table-row>
          <table:table-cell table:style-name="Table5.A2" office:value-type="string">
            <text:p text:style-name="Table_20_Contents">Datagram Content Single Frame</text:p>
          </table:table-cell>
          <table:table-cell table:style-name="Table5.A2" office:value-type="string">
            <text:p text:style-name="P10">N</text:p>
          </table:table-cell>
          <table:table-cell table:style-name="Table5.A2" office:value-type="string">
            <text:p text:style-name="P10">Y</text:p>
          </table:table-cell>
          <table:table-cell table:style-name="Table5.A2" office:value-type="string">
            <text:p text:style-name="P10">N/A</text:p>
          </table:table-cell>
          <table:table-cell table:style-name="Table5.A2" office:value-type="string">
            <text:p text:style-name="P10">0x1Add,dsss</text:p>
          </table:table-cell>
          <table:table-cell table:style-name="Table5.F2" office:value-type="string">
            <text:p text:style-name="P10">0-8 bytes</text:p>
          </table:table-cell>
        </table:table-row>
      </table:table>
      <text:p text:style-name="Standard"/>
      <text:h text:style-name="Heading_20_3" text:outline-level="3">CAN-Datagram Content First Fram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9">Name</text:p>
          </table:table-cell>
          <table:table-cell table:style-name="Table6.A1" office:value-type="string">
            <text:p text:style-name="P9">Dest ID</text:p>
          </table:table-cell>
          <table:table-cell table:style-name="Table6.A1" office:value-type="string">
            <text:p text:style-name="P9">Event ID</text:p>
          </table:table-cell>
          <table:table-cell table:style-name="Table6.A1" office:value-type="string">
            <text:p text:style-name="P9">Common</text:p>
            <text:p text:style-name="P9">MTI</text:p>
          </table:table-cell>
          <table:table-cell table:style-name="Table6.A1" office:value-type="string">
            <text:p text:style-name="P9">CAN format</text:p>
          </table:table-cell>
          <table:table-cell table:style-name="Table6.F1" office:value-type="string">
            <text:p text:style-name="P9">Data Content</text:p>
          </table:table-cell>
        </table:table-row>
        <table:table-row>
          <table:table-cell table:style-name="Table6.A2" office:value-type="string">
            <text:p text:style-name="Table_20_Contents">Datagram Content First Frame</text:p>
          </table:table-cell>
          <table:table-cell table:style-name="Table6.A2" office:value-type="string">
            <text:p text:style-name="P10">Y</text:p>
          </table:table-cell>
          <table:table-cell table:style-name="Table6.A2" office:value-type="string">
            <text:p text:style-name="P10">N</text:p>
          </table:table-cell>
          <table:table-cell table:style-name="Table6.A2" office:value-type="string">
            <text:p text:style-name="P10">N/A</text:p>
          </table:table-cell>
          <table:table-cell table:style-name="Table6.A2" office:value-type="string">
            <text:p text:style-name="P10">0x1Bdd,dsss</text:p>
          </table:table-cell>
          <table:table-cell table:style-name="Table6.F2" office:value-type="string">
            <text:p text:style-name="P10">0-8 bytes</text:p>
          </table:table-cell>
        </table:table-row>
      </table:table>
      <text:p text:style-name="Standard"/>
      <text:h text:style-name="Heading_20_3" text:outline-level="3">CAN-Datagram Content Middle Frame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9">Name</text:p>
          </table:table-cell>
          <table:table-cell table:style-name="Table7.A1" office:value-type="string">
            <text:p text:style-name="P9">Dest ID</text:p>
          </table:table-cell>
          <table:table-cell table:style-name="Table7.A1" office:value-type="string">
            <text:p text:style-name="P9">Event ID</text:p>
          </table:table-cell>
          <table:table-cell table:style-name="Table7.A1" office:value-type="string">
            <text:p text:style-name="P9">Common</text:p>
            <text:p text:style-name="P9">MTI</text:p>
          </table:table-cell>
          <table:table-cell table:style-name="Table7.A1" office:value-type="string">
            <text:p text:style-name="P9">CAN format</text:p>
          </table:table-cell>
          <table:table-cell table:style-name="Table7.F1" office:value-type="string">
            <text:p text:style-name="P9">Data Content</text:p>
          </table:table-cell>
        </table:table-row>
        <table:table-row>
          <table:table-cell table:style-name="Table7.A2" office:value-type="string">
            <text:p text:style-name="Table_20_Contents">Datagram Content Middle Frame</text:p>
          </table:table-cell>
          <table:table-cell table:style-name="Table7.A2" office:value-type="string">
            <text:p text:style-name="P10">Y</text:p>
          </table:table-cell>
          <table:table-cell table:style-name="Table7.A2" office:value-type="string">
            <text:p text:style-name="P10">N</text:p>
          </table:table-cell>
          <table:table-cell table:style-name="Table7.A2" office:value-type="string">
            <text:p text:style-name="P10">N/A</text:p>
          </table:table-cell>
          <table:table-cell table:style-name="Table7.A2" office:value-type="string">
            <text:p text:style-name="P10">0x1Cdd,dsss</text:p>
          </table:table-cell>
          <table:table-cell table:style-name="Table7.F2" office:value-type="string">
            <text:p text:style-name="P10">0-8 bytes</text:p>
          </table:table-cell>
        </table:table-row>
      </table:table>
      <text:p text:style-name="Standard"/>
      <text:h text:style-name="Heading_20_3" text:outline-level="3">CAN Datagram Content Last Frame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9">Name</text:p>
          </table:table-cell>
          <table:table-cell table:style-name="Table8.A1" office:value-type="string">
            <text:p text:style-name="P9">Dest ID</text:p>
          </table:table-cell>
          <table:table-cell table:style-name="Table8.A1" office:value-type="string">
            <text:p text:style-name="P9">Event ID</text:p>
          </table:table-cell>
          <table:table-cell table:style-name="Table8.A1" office:value-type="string">
            <text:p text:style-name="P9">Common</text:p>
            <text:p text:style-name="P9">MTI</text:p>
          </table:table-cell>
          <table:table-cell table:style-name="Table8.A1" office:value-type="string">
            <text:p text:style-name="P9">CAN format</text:p>
          </table:table-cell>
          <table:table-cell table:style-name="Table8.F1" office:value-type="string">
            <text:p text:style-name="P9">Data Content</text:p>
          </table:table-cell>
        </table:table-row>
        <table:table-row>
          <table:table-cell table:style-name="Table8.A2" office:value-type="string">
            <text:p text:style-name="Table_20_Contents">Datagram Content Last Frame</text:p>
          </table:table-cell>
          <table:table-cell table:style-name="Table8.A2" office:value-type="string">
            <text:p text:style-name="P10">Y</text:p>
          </table:table-cell>
          <table:table-cell table:style-name="Table8.A2" office:value-type="string">
            <text:p text:style-name="P10">N</text:p>
          </table:table-cell>
          <table:table-cell table:style-name="Table8.A2" office:value-type="string">
            <text:p text:style-name="P10">N/A</text:p>
          </table:table-cell>
          <table:table-cell table:style-name="Table8.A2" office:value-type="string">
            <text:p text:style-name="P10">0x1Ddd,dsss</text:p>
          </table:table-cell>
          <table:table-cell table:style-name="Table8.F2" office:value-type="string">
            <text:p text:style-name="P10">0-8 bytes</text:p>
          </table:table-cell>
        </table:table-row>
      </table:table>
      <text:p text:style-name="Standard"><text:soft-page-break/></text:p>
      <text:h text:style-name="Heading_20_2" text:outline-level="2">Datagram Received OK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9">Name</text:p>
          </table:table-cell>
          <table:table-cell table:style-name="Table2.A1" office:value-type="string">
            <text:p text:style-name="P9">Dest ID</text:p>
          </table:table-cell>
          <table:table-cell table:style-name="Table2.A1" office:value-type="string">
            <text:p text:style-name="P9">Event ID</text:p>
          </table:table-cell>
          <table:table-cell table:style-name="Table2.A1" office:value-type="string">
            <text:p text:style-name="P9">Common</text:p>
            <text:p text:style-name="P9">MTI</text:p>
          </table:table-cell>
          <table:table-cell table:style-name="Table2.A1" office:value-type="string">
            <text:p text:style-name="P9">CAN format</text:p>
          </table:table-cell>
          <table:table-cell table:style-name="Table2.F1" office:value-type="string">
            <text:p text:style-name="P9">Data Content</text:p>
          </table:table-cell>
        </table:table-row>
        <table:table-row>
          <table:table-cell table:style-name="Table2.A2" office:value-type="string">
            <text:p text:style-name="Table_20_Contents">Datagram Received OK</text:p>
          </table:table-cell>
          <table:table-cell table:style-name="Table2.A2" office:value-type="string">
            <text:p text:style-name="P10">Y</text:p>
          </table:table-cell>
          <table:table-cell table:style-name="Table2.A2" office:value-type="string">
            <text:p text:style-name="P10">N</text:p>
          </table:table-cell>
          <table:table-cell table:style-name="Table2.A2" office:value-type="string">
            <text:p text:style-name="P10">0x0A28</text:p>
          </table:table-cell>
          <table:table-cell table:style-name="Table2.A2" office:value-type="string">
            <text:p text:style-name="P10">0x19A4,8sss fddd</text:p>
          </table:table-cell>
          <table:table-cell table:style-name="Table2.F2" office:value-type="string">
            <text:p text:style-name="P10"/>
          </table:table-cell>
        </table:table-row>
      </table:table>
      <text:p text:style-name="Standard"/>
      <text:h text:style-name="Heading_20_2" text:outline-level="2">Datagram Rejected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Name</text:p>
          </table:table-cell>
          <table:table-cell table:style-name="Table3.A1" office:value-type="string">
            <text:p text:style-name="P9">Dest ID</text:p>
          </table:table-cell>
          <table:table-cell table:style-name="Table3.A1" office:value-type="string">
            <text:p text:style-name="P9">Event ID</text:p>
          </table:table-cell>
          <table:table-cell table:style-name="Table3.A1" office:value-type="string">
            <text:p text:style-name="P9">Common</text:p>
            <text:p text:style-name="P9">MTI</text:p>
          </table:table-cell>
          <table:table-cell table:style-name="Table3.A1" office:value-type="string">
            <text:p text:style-name="P9">CAN format</text:p>
          </table:table-cell>
          <table:table-cell table:style-name="Table3.F1" office:value-type="string">
            <text:p text:style-name="P9">Data Content</text:p>
          </table:table-cell>
        </table:table-row>
        <table:table-row>
          <table:table-cell table:style-name="Table3.A2" office:value-type="string">
            <text:p text:style-name="Table_20_Contents">Datagram Rejected</text:p>
          </table:table-cell>
          <table:table-cell table:style-name="Table3.A2" office:value-type="string">
            <text:p text:style-name="P10">Y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0x0A48</text:p>
          </table:table-cell>
          <table:table-cell table:style-name="Table3.A2" office:value-type="string">
            <text:p text:style-name="P10">0x19A4,8sss fddd</text:p>
          </table:table-cell>
          <table:table-cell table:style-name="Table3.F2" office:value-type="string">
            <text:p text:style-name="P10">Error Code</text:p>
          </table:table-cell>
        </table:table-row>
      </table:table>
      <text:p text:style-name="Standard"/>
      <text:p text:style-name="Standard">Nodes must accept and process Datagram Rejected messages that do not contain a full data code. Missing error code bits are to be interpreted as zero.</text:p>
      <text:h text:style-name="Heading_20_3" text:outline-level="3">Error Codes</text:h>
      <text:p text:style-name="Standard">The Error Code field contains 16 bits. <text:s/>The following bits are independent flags:</text:p>
      <text:list xml:id="list9022796857024148306" text:style-name="L1">
        <text:list-item>
          <text:p text:style-name="P14">0x1000 Permanent error – The received datagram will always invoke the same error</text:p>
        </text:list-item>
        <text:list-item>
          <text:p text:style-name="P14">0x2000 Resend OK – The error condition may be cleared, so a resend of the original datagram can be attempted</text:p>
        </text:list-item>
        <text:list-item>
          <text:p text:style-name="P14">0x4000 Transport error – The error could have been due to a failure in message/frame transport</text:p>
        </text:list-item>
      </text:list>
      <text:p text:style-name="Standard">Specific values for the 16-bit field:</text:p>
      <text:list xml:id="list3052246269692992049" text:style-name="L2">
        <text:list-item>
          <text:p text:style-name="P15">0x1020 – Permanent error, source not permitted – this node will not accept datagrams of this type from the transmitting node</text:p>
        </text:list-item>
        <text:list-item>
          <text:p text:style-name="P15">0x1040 – Permanent error, datagrams not accepted – this node will not accept datagrams of this type from any node</text:p>
        </text:list-item>
        <text:list-item>
          <text:p text:style-name="P15">0x2000 – Temporary condition, please resend – some temporary condition in the receiving node prevented receiving the datagram, but there's reason to believe a resend will succeed.</text:p>
        </text:list-item>
        <text:list-item>
          <text:p text:style-name="P15">0x6000 – Transport error, please resend – some temporary condition, possibly in the transport layer, prevented receiving the datagram, but there's reason to believe a resend will succeed.</text:p>
        </text:list-item>
      </text:list>
      <text:p text:style-name="Standard"><text:soft-page-break/>Nodes may, but are not required to, use the low five bits of the error code field to define specific error codes in concert with independent flag bits defined above. </text:p>
      <text:p text:style-name="Standard">All other bits and bit combinations are reserved.</text:p>
      <text:h text:style-name="Heading_20_1" text:outline-level="1">States (Normative)</text:h>
      <text:p text:style-name="Standard">The common OpenLCB datagram protocol has no formal states.</text:p>
      <text:p text:style-name="Standard">A node implementing the OpenLCB-CAN protocol must maintain a Datagram-started state for each datagram that it is receiving as a sequence of frames. If the node receives multiple overlapping datagrams, the states must be independent.</text:p>
      <text:h text:style-name="Heading_20_1" text:outline-level="1">Interactions (Normative)</text:h>
      <text:h text:style-name="Heading_20_2" text:outline-level="2">Normal Transmission</text:h>
      <text:p text:style-name="Standard">Normal transmission consists of the transmitting node sending a Datagram Content message to the receiving node, followed by the receiving node sending a Datagram Received OK message to the transmitting node. The receiving node shall send either a Datagram Received OK or Datagram Rejected message in reply.</text:p>
      <text:h text:style-name="Heading_20_3" text:outline-level="3">CAN Protocol</text:h>
      <text:p text:style-name="Standard">Normal transmission of a datagram over CAN consists of the transmitting node sending the Datagram Content message using one of two sequences of Datagram frames:</text:p>
      <text:list xml:id="list9096779571515736824" text:style-name="L3">
        <text:list-item>
          <text:p text:style-name="P17">One Datagram Content Single Frame</text:p>
        </text:list-item>
        <text:list-item>
          <text:p text:style-name="P17">One Datagram Content First Frame, followed by zero or more Datagram Content Middle Frame, followed by one Datagram Content Last Frame</text:p>
        </text:list-item>
      </text:list>
      <text:p text:style-name="Table_20_Contents">A receiving node receiving either of the above sequences shall send either a Datagram Received OK or Datagram Rejected message in reply.</text:p>
      <text:h text:style-name="Heading_20_2" text:outline-level="2">Rejected Transmission</text:h>
      <text:p text:style-name="Standard">After the transmitting node sends a Datagram Content message to the receiving node, the receiving node may send a Datagram Rejected message to the transmitting node. The receiving node shall send either a Datagram Received OK or Datagram Rejected message in reply.</text:p>
      <text:p text:style-name="Standard">If a receiving node receives a 2<text:span text:style-name="T4">nd</text:span> Datagram Content message before sending a reply to the the 1<text:span text:style-name="T4">st</text:span> Datagram Content message, it may, but is not required to, reject the 2<text:span text:style-name="T4">nd</text:span> Datagram by sending a Datagram Rejected message with the Out-of-Sequence error flag bit set.</text:p>
      <text:p text:style-name="Standard">Upon receipt of a Datagram Rejected message with the Resend_OK bit sent, the original transmitting node may resend the same Datagram Content message, or may abandon the transmission attempt.</text:p>
      <text:p text:style-name="Standard">Upon receipt of a Datagram Rejected message with the Resend_OK bit resent, the original transmitting node shall abandon the transmission attempt and not resend the original Datagram Content message.</text:p>
      <text:h text:style-name="Heading_20_3" text:outline-level="3"><text:soft-page-break/>CAN Protocol</text:h>
      <text:p text:style-name="Standard">If a receiving node receives a sequence of Datagram frames other than one of</text:p>
      <text:list xml:id="list2091270992" text:continue-numbering="true" text:style-name="L3">
        <text:list-item>
          <text:p text:style-name="P17">One Datagram Content Single Frame</text:p>
        </text:list-item>
        <text:list-item>
          <text:p text:style-name="P17">One Datagram Content First Frame, followed by zero or more Datagram Content Middle Frame, followed by one Datagram Content Last Frame</text:p>
        </text:list-item>
      </text:list>
      <text:p text:style-name="Table_20_Contents">the receiving node shall send a Datagram Rejected message with the Out-of-Sequence error bit set.</text:p>
      <text:p text:style-name="Table_20_Contents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<text:s/>1 Introduction (Informative)<text:tab/>1</text:p>
          <text:p text:style-name="P11"><text:s/>2 Intended Use (Informative)<text:tab/>1</text:p>
          <text:p text:style-name="P11"><text:s/>3 References and Context (Normative)<text:tab/>1</text:p>
          <text:p text:style-name="P11"><text:s/>4 Message Formats (Normative)<text:tab/>1</text:p>
          <text:p text:style-name="P12"><text:s/>4.1 Datagram Content<text:tab/>1</text:p>
          <text:p text:style-name="P13"><text:s/>4.1.1 CAN-Datagram Content Single Frame<text:tab/>2</text:p>
          <text:p text:style-name="P13"><text:s/>4.1.2 CAN-Datagram Content First Frame<text:tab/>2</text:p>
          <text:p text:style-name="P13"><text:s/>4.1.3 CAN-Datagram Content Middle Frame<text:tab/>2</text:p>
          <text:p text:style-name="P13"><text:s/>4.1.4 CAN Datagram Content Last Frame<text:tab/>2</text:p>
          <text:p text:style-name="P12"><text:s/>4.2 Datagram Received OK<text:tab/>2</text:p>
          <text:p text:style-name="P12"><text:s/>4.3 Datagram Rejected<text:tab/>3</text:p>
          <text:p text:style-name="P13"><text:s/>4.3.1 Error Codes<text:tab/>3</text:p>
          <text:p text:style-name="P11"><text:s/>5 States (Normative)<text:tab/>4</text:p>
          <text:p text:style-name="P11"><text:s/>6 Interactions (Normative)<text:tab/>4</text:p>
          <text:p text:style-name="P12"><text:s/>6.1 Normal Transmission<text:tab/>4</text:p>
          <text:p text:style-name="P13"><text:s/>6.1.1 CAN Protocol<text:tab/>4</text:p>
          <text:p text:style-name="P12"><text:s/>6.2 Rejected Transmission<text:tab/>4</text:p>
          <text:p text:style-name="P13"><text:s/>6.2.1 CAN Protocol<text:tab/>4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4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Datagram Transport Standard</text:p>
      </style:header>
      <style:footer>
        <text:p text:style-name="MP4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5</text:page-number></text:span></text:span><text:span text:style-name="Page_20_Number"><text:span text:style-name="MT2"> of </text:span></text:span><text:span text:style-name="Page_20_Number"><text:span text:style-name="MT2"><text:page-count style:num-format="1">5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3-01-25T09:05:21">1/25/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5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-CAN Datagram Transport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5T09:05:21">Jan 25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5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1-25T09:05:21">1/25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CAN Datagram Transport Standard</dc:title>
    <meta:initial-creator>Alex Shepherd</meta:initial-creator>
    <meta:creation-date>2009-01-22T07:11:27</meta:creation-date>
    <meta:editing-cycles>85</meta:editing-cycles>
    <meta:editing-duration>PT13H31M41S</meta:editing-duration>
    <meta:generator>OpenOffice.org/3.4.1$Unix OpenOffice.org_project/341m1$Build-9593</meta:generator>
    <dc:date>2013-01-25T09:05:20</dc:date>
    <meta:keyword>OpenLCB-CAN Datagram Transport</meta:keyword>
    <meta:document-statistic meta:table-count="8" meta:image-count="1" meta:object-count="0" meta:page-count="5" meta:paragraph-count="170" meta:word-count="1170" meta:character-count="7352"/>
    <meta:user-defined meta:name="Info 1"/>
    <meta:user-defined meta:name="Info 2"/>
    <meta:user-defined meta:name="Info 3"/>
    <meta:user-defined meta:name="Info 4"/>
  </office:meta>
</office:document-meta>
</file>